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78,471,901,66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58,996,263,095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69,692,960,365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64,316,670,330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38,952,628,60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57,783,020,853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80,556,375,779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38,762,755,164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76,992,599,946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49,272,568,774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770,462,156,204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81,337,335,02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57,057,829,051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06,308,311,476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08,876,042,651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14,592,428,076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40,253,216,295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1,751,148,417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74,302,959,05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56,385,525,071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5,967,393,939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89,834,649,111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81,475,555,28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29:17.943949494</dc:date>
    <meta:editing-duration>PT7H21M8S</meta:editing-duration>
    <meta:editing-cycles>175</meta:editing-cycles>
    <meta:generator>LibreOffice/7.2.6.2$Linux_X86_64 LibreOffice_project/20$Build-2</meta:generator>
    <meta:document-statistic meta:table-count="1" meta:cell-count="48" meta:object-count="0"/>
  </office:meta>
</office:document-meta>
</file>